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4CBCCryp" table:style-name="ta1">
        <table:shapes>
          <draw:frame draw:z-index="0" draw:style-name="gr1" draw:text-style-name="P1" svg:width="20.152cm" svg:height="11.82cm" svg:x="2.037cm" svg:y="113.446cm">
            <draw:object draw:notify-on-update-of-ranges="14CBCCryp.B1:14CBCCryp.B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42" calcext:value-type="float">
            <text:p>10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5T09:06:38.443000000</dc:date>
    <meta:editing-duration>PT4M40S</meta:editing-duration>
    <meta:editing-cycles>1</meta:editing-cycles>
    <meta:document-statistic meta:table-count="1" meta:cell-count="512" meta:object-count="1"/>
    <meta:generator>LibreOffice/7.3.0.3$Windows_X86_64 LibreOffice_project/0f246aa12d0eee4a0f7adcefbf7c878fc2238db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53cm" svg:height="11.821cm" xlink:href=".." xlink:type="simple" chart:class="chart:bar" chart:style-name="ch1">
        <chart:title svg:x="6.633cm" svg:y="0.372cm" chart:style-name="ch2">
          <text:p>Histogramme imageMedicale.pgm</text:p>
        </chart:title>
        <chart:subtitle svg:x="8.458cm" svg:y="1.387cm" chart:style-name="ch3">
          <text:p>crypée avec CBC</text:p>
        </chart:subtitle>
        <chart:plot-area chart:style-name="ch4" table:cell-range-address="14CBCCryp.B1:14CBCCryp.B256" svg:x="1.414cm" svg:y="2.306cm" svg:width="18.336cm" svg:height="8.298cm">
          <chart:coordinate-region svg:x="2.406cm" svg:y="2.427cm" svg:width="17.344cm" svg:height="7.175cm"/>
          <chart:axis chart:dimension="x" chart:name="primary-x" chart:style-name="ch5">
            <chart:title svg:x="9.982cm" svg:y="10.84cm" chart:style-name="ch6">
              <text:p>nuance</text:p>
            </chart:title>
          </chart:axis>
          <chart:axis chart:dimension="y" chart:name="primary-y" chart:style-name="ch7">
            <chart:title svg:x="0.451cm" svg:y="7.134cm" chart:style-name="ch8">
              <text:p>nb_pixel</text:p>
            </chart:title>
            <chart:grid chart:style-name="ch9" chart:class="major"/>
          </chart:axis>
          <chart:series chart:style-name="ch10" chart:values-cell-range-address="14CBCCryp.B1:14CBCCryp.B256" chart:class="chart:bar">
            <chart:data-point chart:repeated="2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3">
                <text:p>1013</text:p>
                <draw:g>
                  <svg:desc>14CBCCryp.B1:14CBCCryp.B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42">
                <text:p>1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